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Symmetric_20_Arrow" draw:marker-end-width="0.2cm"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end="Symmetric_20_Arrow" draw:marker-end-width="0.2cm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end="Symmetric_20_Arrow" draw:marker-end-width="0.2cm"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Symmetric_20_Arrow" draw:marker-end-width="0.2cm" draw:fill="solid" draw:fill-color="#ccffcc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end="Symmetric_20_Arrow" draw:marker-end-width="0.2cm"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marker-end="Symmetric_20_Arrow" draw:marker-end-width="0.2cm"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marker-end="Symmetric_20_Arrow" draw:marker-end-width="0.2cm" draw:fill="solid" draw:fill-color="#ffcccc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9" style:family="graphic" style:parent-style-name="objectwithoutfill">
      <style:graphic-properties svg:stroke-color="#000000" draw:marker-end="Symmetric_20_Arrow" draw:marker-end-width="0.2cm" draw:fill="solid" draw:fill-color="#ffff99" draw:textarea-vertical-align="middle"/>
    </style:style>
    <style:style style:name="gr10" style:family="graphic" style:parent-style-name="standard">
      <style:graphic-properties draw:stroke="dash" draw:stroke-dash="Ultrafine_20_Dashed" svg:stroke-color="#000000" draw:marker-end="Symmetric_20_Arrow" draw:marker-end-width="0.2cm" draw:fill="solid" draw:fill-color="#ffcc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000000" draw:marker-end="Symmetric_20_Arrow" draw:marker-end-width="0.2cm" draw:fill="solid" draw:fill-color="#ccffcc" draw:textarea-vertical-align="middle"/>
    </style:style>
    <style:style style:name="gr12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0.399cm" fo:min-width="1.949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0.399cm" fo:min-width="2.462cm" fo:padding-top="0cm" fo:padding-bottom="0cm" fo:padding-left="0cm" fo:padding-right="0cm"/>
    </style:style>
    <style:style style:name="gr15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ffcccc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ccffcc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P1" style:family="paragraph">
      <loext:graphic-properties draw:fill="solid" draw:fill-color="#ffcc99"/>
      <style:paragraph-properties fo:text-align="center"/>
      <style:text-properties style:font-name="Arial1" fo:font-size="9pt" fo:language="en" fo:country="US" fo:font-style="normal" fo:font-weight="normal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cc99"/>
      <style:paragraph-properties fo:text-align="center"/>
      <style:text-properties style:font-name="Arial1" fo:font-size="12pt" fo:language="en" fo:country="US" fo:font-style="normal" fo:font-weight="normal" style:font-size-asian="12pt" style:font-size-complex="12pt"/>
    </style:style>
    <style:style style:name="P4" style:family="paragraph">
      <loext:graphic-properties draw:fill="solid" draw:fill-color="#ffffcc"/>
      <style:paragraph-properties fo:text-align="center"/>
      <style:text-properties style:font-name="Arial1" fo:font-size="12pt" fo:language="en" fo:country="US" fo:font-style="normal" fo:font-weight="normal" style:font-size-asian="12pt" style:font-size-complex="12pt"/>
    </style:style>
    <style:style style:name="P5" style:family="paragraph">
      <loext:graphic-properties draw:fill="solid" draw:fill-color="#ccffcc"/>
      <style:paragraph-properties fo:text-align="center"/>
      <style:text-properties style:font-name="Arial1" fo:font-size="12pt" fo:language="en" fo:country="US" fo:font-style="normal" fo:font-weight="normal" style:font-size-asian="12pt" style:font-size-complex="12pt"/>
    </style:style>
    <style:style style:name="P6" style:family="paragraph">
      <loext:graphic-properties draw:fill="solid" draw:fill-color="#ffff99"/>
      <style:paragraph-properties fo:text-align="center"/>
      <style:text-properties style:font-name="Arial1" fo:font-size="12pt" fo:language="en" fo:country="US" fo:font-style="normal" fo:font-weight="normal" style:font-size-asian="12pt" style:font-size-complex="12pt"/>
    </style:style>
    <style:style style:name="P7" style:family="paragraph">
      <loext:graphic-properties draw:fill="solid" draw:fill-color="#e6e6ff"/>
      <style:paragraph-properties fo:text-align="center"/>
      <style:text-properties style:font-name="Arial1" fo:font-size="12pt" fo:language="en" fo:country="US" fo:font-style="normal" fo:font-weight="normal" style:font-size-asian="12pt" style:font-size-complex="12pt"/>
    </style:style>
    <style:style style:name="P8" style:family="paragraph">
      <loext:graphic-properties draw:fill="solid" draw:fill-color="#ffcccc"/>
      <style:paragraph-properties fo:text-align="center"/>
      <style:text-properties style:font-name="Arial1" fo:font-size="12pt" fo:language="en" fo:country="US" fo:font-style="normal" fo:font-weight="normal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style:font-name="Arial1" fo:font-size="9pt" fo:language="en" fo:country="US" fo:font-style="normal" fo:font-weight="normal"/>
    </style:style>
    <style:style style:name="P10" style:family="paragraph">
      <loext:graphic-properties draw:fill="solid" draw:fill-color="#ffff99"/>
      <style:paragraph-properties fo:text-align="center"/>
      <style:text-properties style:font-name="Arial1" fo:font-size="9pt" fo:language="en" fo:country="US" fo:font-style="normal" fo:font-weight="normal"/>
    </style:style>
    <style:style style:name="P11" style:family="paragraph">
      <loext:graphic-properties draw:fill="solid" draw:fill-color="#ccffcc"/>
      <style:paragraph-properties fo:text-align="center"/>
      <style:text-properties style:font-name="Arial1" fo:font-size="9pt" fo:language="en" fo:country="US" fo:font-style="normal" fo:font-weight="normal"/>
    </style:style>
    <style:style style:name="P12" style:family="paragraph">
      <loext:graphic-properties draw:fill="none" draw:fill-color="#ffffff"/>
      <style:text-properties style:font-name="Arial1" fo:font-size="10pt" fo:language="en" fo:country="US" fo:font-style="normal" fo:font-weight="normal" style:font-size-asian="10pt" style:font-size-complex="10pt"/>
    </style:style>
    <style:style style:name="P13" style:family="paragraph">
      <loext:graphic-properties draw:fill="solid" draw:fill-color="#ffcc99"/>
      <style:paragraph-properties fo:text-align="center"/>
      <style:text-properties fo:font-size="12pt"/>
    </style:style>
    <style:style style:name="P14" style:family="paragraph">
      <loext:graphic-properties draw:fill="solid" draw:fill-color="#ffcccc"/>
      <style:paragraph-properties fo:text-align="center"/>
      <style:text-properties fo:font-size="12pt"/>
    </style:style>
    <style:style style:name="P15" style:family="paragraph">
      <loext:graphic-properties draw:fill="solid" draw:fill-color="#e6e6ff"/>
      <style:paragraph-properties fo:text-align="center"/>
      <style:text-properties fo:font-size="12pt"/>
    </style:style>
    <style:style style:name="P16" style:family="paragraph">
      <loext:graphic-properties draw:fill="solid" draw:fill-color="#ccffcc"/>
      <style:paragraph-properties fo:text-align="center"/>
      <style:text-properties fo:font-size="12pt"/>
    </style:style>
    <style:style style:name="P17" style:family="paragraph">
      <loext:graphic-properties draw:fill="solid" draw:fill-color="#ffff99"/>
      <style:paragraph-properties fo:text-align="center"/>
      <style:text-properties fo:font-size="12pt"/>
    </style:style>
    <style:style style:name="P18" style:family="paragraph">
      <loext:graphic-properties draw:fill="solid" draw:fill-color="#ffffcc"/>
      <style:paragraph-properties fo:text-align="center"/>
      <style:text-properties fo:font-size="12pt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  <style:text-properties style:font-name="Arial2" fo:font-size="12pt" style:font-size-asian="10pt" style:font-size-complex="10pt"/>
    </style:style>
    <style:style style:name="T1" style:family="text">
      <style:text-properties style:font-name="Arial1" fo:font-size="12pt" fo:language="en" fo:country="US" fo:font-style="normal" fo:font-weight="normal" style:font-size-asian="12pt" style:font-size-complex="12pt"/>
    </style:style>
    <style:style style:name="T2" style:family="text">
      <style:text-properties style:font-name="Arial1" fo:font-size="10pt" fo:language="en" fo:country="US" fo:font-style="normal" fo:font-weight="normal" style:font-size-asian="10pt" style:font-size-complex="10pt"/>
    </style:style>
    <style:style style:name="T3" style:family="text">
      <style:text-properties style:font-name="Arial2" fo:font-size="1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.5cm" svg:height="2.7cm" svg:x="6.1cm" svg:y="1.6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8cm" svg:height="2.3cm" svg:x="6.15cm" svg:y="1.9cm">
          <text:p text:style-name="P2"><text:span text:style-name="T1">Process</text:span></text:p>
          <text:p text:style-name="P2"><text:span text:style-name="T1">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1" draw:id="id11" draw:layer="layout" svg:width="12.5cm" svg:height="1cm" svg:x="0.1cm" svg:y="11.598cm">
          <text:p text:style-name="P2"><text:span text:style-name="T1">H</text:span><text:span text:style-name="T1">ar</text:span><text:span text:style-name="T1">d</text:span><text:span text:style-name="T1">w</text:span><text:span text:style-name="T1">a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0" draw:id="id10" draw:layer="layout" svg:width="12.5cm" svg:height="1cm" svg:x="0.1cm" svg:y="9.198cm">
          <draw:glue-point draw:id="4" svg:x="1.4cm" svg:y="-5cm"/>
          <draw:glue-point draw:id="5" svg:x="4cm" svg:y="-5cm"/>
          <draw:glue-point draw:id="6" svg:x="-3cm" svg:y="-5cm"/>
          <text:p text:style-name="P2"><text:span text:style-name="T1">Hardware Abstraction Lay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2cm" svg:height="1.2cm" svg:x="1.85cm" svg:y="4.998cm">
          <text:p text:style-name="P2"><text:span text:style-name="T1">B</text:span><text:span text:style-name="T1">uff</text:span><text:span text:style-name="T1">er</text:span></text:p>
          <text:p text:style-name="P2"><text:span text:style-name="T1">C</text:span><text:span text:style-name="T1">ac</text:span><text:span text:style-name="T1">h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5cm" svg:height="2.7cm" svg:x="0.1cm" svg:y="1.698cm">
          <draw:glue-point draw:id="4" svg:x="-3cm" svg:y="5.003cm"/>
          <draw:glue-point draw:id="5" svg:x="0.5cm" svg:y="5.003cm"/>
          <draw:glue-point draw:id="6" svg:x="3.5cm" svg:y="5cm"/>
          <text:p text:style-name="P2"><text:span text:style-name="T1">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7" draw:id="id7" draw:layer="layout" svg:width="6.5cm" svg:height="1cm" svg:x="6.1cm" svg:y="5.698cm">
          <draw:glue-point draw:id="4" svg:x="-0.769cm" svg:y="-4.98cm"/>
          <draw:glue-point draw:id="5" svg:x="4.23cm" svg:y="-4.98cm"/>
          <draw:glue-point draw:id="6" svg:x="3.076cm" svg:y="5cm"/>
          <text:p text:style-name="P2"><text:span text:style-name="T1">Virtual Memory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8" draw:id="id8" draw:layer="layout" svg:width="12.5cm" svg:height="1cm" svg:x="0.1cm" svg:y="0.098cm">
          <draw:glue-point draw:id="4" svg:x="4.6cm" svg:y="5.01cm"/>
          <draw:glue-point draw:id="5" svg:x="-3cm" svg:y="5cm"/>
          <draw:glue-point draw:id="6" svg:x="2cm" svg:y="5.01cm"/>
          <draw:glue-point draw:id="7" svg:x="-2.2cm" svg:y="-5cm"/>
          <draw:glue-point draw:id="8" svg:x="3.2cm" svg:y="-5cm"/>
          <text:p text:style-name="P2"><text:span text:style-name="T1">System Call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" draw:id="id1" draw:layer="layout" svg:width="4cm" svg:height="1cm" svg:x="6.1cm" svg:y="6.698cm">
          <text:p text:style-name="P2"><text:span text:style-name="T1">Swapping </text:span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2.25cm" svg:height="1cm" svg:x="0.1cm" svg:y="6.698cm">
          <draw:glue-point draw:id="4" svg:x="-0.555cm" svg:y="-4.98cm"/>
          <text:p text:style-name="P2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2.75cm" svg:height="1cm" svg:x="2.35cm" svg:y="6.698cm">
          <draw:glue-point draw:id="4" svg:x="-3.181cm" svg:y="-4.98cm"/>
          <draw:glue-point draw:id="5" svg:x="2.272cm" svg:y="-4.98cm"/>
          <text:p text:style-name="P2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5cm" svg:height="1cm" svg:x="0.1cm" svg:y="7.698cm">
          <text:p text:style-name="P2"><text:span text:style-name="T1">Device Drivers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line" svg:x1="6.1cm" svg:y1="7.198cm" svg:x2="5.1cm" svg:y2="7.198cm" draw:start-shape="id1" draw:start-glue-point="3" draw:end-shape="id2" draw:end-glue-point="1" svg:d="M6100 7198h-1000" svg:viewBox="0 0 1001 1">
          <text:p/>
        </draw:connector>
        <draw:connector draw:style-name="gr8" draw:text-style-name="P9" draw:layer="layout" draw:type="line" svg:x1="2.85cm" svg:y1="6.198cm" svg:x2="2.851cm" svg:y2="6.7cm" draw:start-shape="id3" draw:start-glue-point="2" draw:end-shape="id2" draw:end-glue-point="4" svg:d="M2850 6198l1 502" svg:viewBox="0 0 2 503">
          <text:p/>
        </draw:connector>
        <draw:connector draw:style-name="gr8" draw:text-style-name="P9" draw:layer="layout" draw:type="line" svg:x1="1.1cm" svg:y1="4.398cm" svg:x2="1.101cm" svg:y2="6.7cm" draw:start-shape="id4" draw:start-glue-point="4" draw:end-shape="id5" draw:end-glue-point="4" svg:d="M1100 4398l1 2302" svg:viewBox="0 0 2 2303">
          <text:p/>
        </draw:connector>
        <draw:connector draw:style-name="gr9" draw:text-style-name="P10" draw:layer="layout" draw:type="line" svg:x1="2.85cm" svg:y1="4.398cm" svg:x2="2.85cm" svg:y2="4.998cm" draw:start-shape="id4" draw:start-glue-point="5" draw:end-shape="id3" draw:end-glue-point="0" svg:d="M2850 4398v600" svg:viewBox="0 0 1 601">
          <text:p/>
        </draw:connector>
        <draw:connector draw:style-name="gr8" draw:text-style-name="P9" draw:layer="layout" draw:type="line" svg:x1="8.85cm" svg:y1="4.398cm" svg:x2="8.851cm" svg:y2="5.7cm" draw:start-shape="id6" draw:start-glue-point="2" draw:end-shape="id7" draw:end-glue-point="4" svg:d="M8850 4398l1 1302" svg:viewBox="0 0 2 1303">
          <text:p/>
        </draw:connector>
        <draw:connector draw:style-name="gr8" draw:text-style-name="P9" draw:layer="layout" draw:type="line" svg:x1="12.1cm" svg:y1="1.098cm" svg:x2="12.099cm" svg:y2="5.7cm" draw:start-shape="id8" draw:start-glue-point="4" draw:end-shape="id7" draw:end-glue-point="5" svg:d="M12100 1098l-1 4602" svg:viewBox="0 0 2 4603">
          <text:p/>
        </draw:connector>
        <draw:custom-shape draw:style-name="gr10" draw:text-style-name="P3" draw:layer="layout" svg:width="2.4cm" svg:height="1cm" svg:x="9.05cm" svg:y="3.2cm">
          <text:p text:style-name="P2"><text:span text:style-name="T1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4cm" svg:height="1cm" svg:x="9.05cm" svg:y="1.9cm">
          <text:p text:style-name="P2"><text:span text:style-name="T1">I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draw:type="line" svg:x1="4.35cm" svg:y1="4.398cm" svg:x2="4.349cm" svg:y2="6.7cm" draw:start-shape="id4" draw:start-glue-point="6" draw:end-shape="id2" draw:end-glue-point="5" svg:d="M4350 4398l-1 2302" svg:viewBox="0 0 2 2303">
          <text:p/>
        </draw:connector>
        <draw:connector draw:style-name="gr11" draw:text-style-name="P11" draw:layer="layout" draw:type="line" svg:x1="2.6cm" svg:y1="8.698cm" svg:x2="2.6cm" svg:y2="9.198cm" draw:start-shape="id9" draw:start-glue-point="2" draw:end-shape="id10" draw:end-glue-point="6" svg:d="M2600 8698v500" svg:viewBox="0 0 1 501">
          <text:p/>
        </draw:connector>
        <draw:connector draw:style-name="gr8" draw:text-style-name="P9" draw:layer="layout" draw:type="line" svg:x1="8.1cm" svg:y1="7.698cm" svg:x2="8.1cm" svg:y2="9.198cm" draw:start-shape="id1" draw:start-glue-point="2" draw:end-shape="id10" draw:end-glue-point="4" svg:d="M8100 7698v1500" svg:viewBox="0 0 1 1501">
          <text:p/>
        </draw:connector>
        <draw:connector draw:style-name="gr8" draw:text-style-name="P9" draw:layer="layout" draw:type="line" svg:x1="11.349cm" svg:y1="6.698cm" svg:x2="11.35cm" svg:y2="9.198cm" draw:start-shape="id7" draw:start-glue-point="6" draw:end-shape="id10" draw:end-glue-point="5" svg:d="M11349 6698l1 2500" svg:viewBox="0 0 2 2501">
          <text:p/>
        </draw:connector>
        <draw:connector draw:style-name="gr8" draw:text-style-name="P9" draw:layer="layout" draw:type="line" svg:x1="2.6cm" svg:y1="1.098cm" svg:x2="2.6cm" svg:y2="1.698cm" draw:start-shape="id8" draw:start-glue-point="5" draw:end-shape="id4" draw:end-glue-point="0" svg:d="M2600 1098v600" svg:viewBox="0 0 1 601">
          <text:p/>
        </draw:connector>
        <draw:connector draw:style-name="gr8" draw:text-style-name="P9" draw:layer="layout" draw:type="line" svg:x1="8.85cm" svg:y1="1.098cm" svg:x2="8.85cm" svg:y2="1.698cm" draw:start-shape="id8" draw:start-glue-point="6" draw:end-shape="id6" draw:end-glue-point="0" svg:d="M8850 1098v600" svg:viewBox="0 0 1 601">
          <text:p/>
        </draw:connector>
        <draw:connector draw:style-name="gr12" draw:text-style-name="P9" draw:layer="layout" draw:type="line" svg:x1="0.107cm" svg:y1="10.912cm" svg:x2="12.577cm" svg:y2="10.892cm" svg:d="M107 10912l12470-20" svg:viewBox="0 0 12471 21">
          <text:p/>
        </draw:connector>
        <draw:frame draw:style-name="gr13" draw:text-style-name="P12" draw:layer="layout" svg:width="1.949cm" svg:height="0.399cm" svg:x="0.1cm" svg:y="10.4cm">
          <draw:text-box>
            <text:p><text:span text:style-name="T2">Kernel Level</text:span></text:p>
          </draw:text-box>
        </draw:frame>
        <draw:frame draw:style-name="gr14" draw:text-style-name="P12" draw:layer="layout" svg:width="2.462cm" svg:height="0.399cm" svg:x="0.1cm" svg:y="11cm">
          <draw:text-box>
            <text:p><text:span text:style-name="T2">Hardware Level</text:span></text:p>
          </draw:text-box>
        </draw:frame>
        <draw:connector draw:style-name="gr8" draw:text-style-name="P9" draw:layer="layout" draw:type="line" svg:x1="6.35cm" svg:y1="10.198cm" svg:x2="6.35cm" svg:y2="11.598cm" draw:start-shape="id10" draw:start-glue-point="2" draw:end-shape="id11" svg:d="M6350 10198v1400" svg:viewBox="0 0 1 1401">
          <text:p/>
        </draw:connector>
        <draw:custom-shape draw:style-name="gr15" draw:text-style-name="P13" draw:layer="layout" svg:width="0.5cm" svg:height="0.5cm" svg:x="13.9cm" svg:y="5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5cm" svg:height="0.5cm" svg:x="13.9cm" svg:y="6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5cm" svg:height="0.5cm" svg:x="13.9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0.5cm" svg:height="0.5cm" svg:x="13.9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0.5cm" svg:height="0.5cm" svg:x="13.9cm" svg:y="1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5cm" svg:height="0.5cm" svg:x="13.9cm" svg:y="2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cm" svg:height="0.5cm" svg:x="14.4cm" svg:y="2.4cm">
          <text:p text:style-name="P19"><text:span text:style-name="T3">Hardware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6cm" svg:height="0.5cm" svg:x="14.4cm" svg:y="3.4cm">
          <text:p text:style-name="P19"><text:span text:style-name="T3">Hardware Abstraction Lay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cm" svg:height="0.5cm" svg:x="14.4cm" svg:y="1.4cm">
          <text:p text:style-name="P19"><text:span text:style-name="T3">File System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cm" svg:height="0.5cm" svg:x="14.4cm" svg:y="4.4cm">
          <text:p text:style-name="P19"><text:span text:style-name="T3">Memory System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cm" svg:height="0.5cm" svg:x="14.4cm" svg:y="6.4cm">
          <text:p text:style-name="P19"><text:span text:style-name="T3">System Calls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cm" svg:height="0.5cm" svg:x="14.4cm" svg:y="5.4cm">
          <text:p text:style-name="P19"><text:span text:style-name="T3">Process Syste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0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10:29:57.952228040</meta:creation-date>
    <dc:date>2016-09-09T13:38:29.938945813</dc:date>
    <meta:editing-duration>PT17M42S</meta:editing-duration>
    <meta:editing-cycles>21</meta:editing-cycles>
    <meta:generator>LibreOffice/5.1.4.2$Linux_X86_64 LibreOffice_project/10m0$Build-2</meta:generator>
    <meta:document-statistic meta:object-count="42"/>
  </office:meta>
</office:document-meta>
</file>